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6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table:number-columns-repeated="3"/>
          <table:table-cell table:style-name="ce2" office:value-type="string" table:number-columns-spanned="2" table:number-rows-spanned="1">
            <text:p>Scale</text:p>
          </table:table-cell>
          <table:covered-table-cell/>
          <table:table-cell table:style-name="ce2" office:value-type="string" table:number-columns-spanned="2" table:number-rows-spanned="1">
            <text:p>Offset</text:p>
          </table:table-cell>
          <table:covered-table-cell table:style-name="ce2"/>
        </table:table-row>
        <table:table-row table:style-name="ro1">
          <table:table-cell table:number-columns-repeated="2"/>
          <table:table-cell office:value-type="string">
            <text:p>Scale</text:p>
          </table:table-cell>
          <table:table-cell office:value-type="float" office:value="500">
            <text:p>500</text:p>
          </table:table-cell>
          <table:table-cell office:value-type="float" office:value="-500">
            <text:p>-50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600">
            <text:p>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958">
            <text:p>0.495800</text:p>
          </table:table-cell>
          <table:table-cell office:value-type="float" office:value="1">
            <text:p>1.000000</text:p>
          </table:table-cell>
          <table:table-cell table:formula="of:=[.B3]*[.D$2]" office:value-type="float" office:value="247.9">
            <text:p>247.9</text:p>
          </table:table-cell>
          <table:table-cell table:formula="of:=[.C3]*[.E$2]" office:value-type="float" office:value="-500">
            <text:p>-500</text:p>
          </table:table-cell>
          <table:table-cell table:formula="of:=[.D3]+[.F$2]" office:value-type="float" office:value="447.9">
            <text:p>448</text:p>
          </table:table-cell>
          <table:table-cell table:formula="of:=[.E3]+[.G$2]"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053">
            <text:p>0.605300</text:p>
          </table:table-cell>
          <table:table-cell office:value-type="float" office:value="0.9478">
            <text:p>0.947800</text:p>
          </table:table-cell>
          <table:table-cell table:formula="of:=[.B4]*[.D$2]" office:value-type="float" office:value="302.65">
            <text:p>302.65</text:p>
          </table:table-cell>
          <table:table-cell table:formula="of:=[.C4]*[.E$2]" office:value-type="float" office:value="-473.9">
            <text:p>-473.9</text:p>
          </table:table-cell>
          <table:table-cell table:formula="of:=[.D4]+[.F$2]" office:value-type="float" office:value="502.65">
            <text:p>503</text:p>
          </table:table-cell>
          <table:table-cell table:formula="of:=[.E4]+[.G$2]" office:value-type="float" office:value="126.1">
            <text:p>1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153">
            <text:p>0.715300</text:p>
          </table:table-cell>
          <table:table-cell office:value-type="float" office:value="0.8768">
            <text:p>0.876800</text:p>
          </table:table-cell>
          <table:table-cell table:formula="of:=[.B5]*[.D$2]" office:value-type="float" office:value="357.65">
            <text:p>357.65</text:p>
          </table:table-cell>
          <table:table-cell table:formula="of:=[.C5]*[.E$2]" office:value-type="float" office:value="-438.4">
            <text:p>-438.4</text:p>
          </table:table-cell>
          <table:table-cell table:formula="of:=[.D5]+[.F$2]" office:value-type="float" office:value="557.65">
            <text:p>558</text:p>
          </table:table-cell>
          <table:table-cell table:formula="of:=[.E5]+[.G$2]" office:value-type="float" office:value="161.6">
            <text:p>1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6">
            <text:p>0.816000</text:p>
          </table:table-cell>
          <table:table-cell office:value-type="float" office:value="0.7851">
            <text:p>0.785100</text:p>
          </table:table-cell>
          <table:table-cell table:formula="of:=[.B6]*[.D$2]" office:value-type="float" office:value="408">
            <text:p>408</text:p>
          </table:table-cell>
          <table:table-cell table:formula="of:=[.C6]*[.E$2]" office:value-type="float" office:value="-392.55">
            <text:p>-392.55</text:p>
          </table:table-cell>
          <table:table-cell table:formula="of:=[.D6]+[.F$2]" office:value-type="float" office:value="608">
            <text:p>608</text:p>
          </table:table-cell>
          <table:table-cell table:formula="of:=[.E6]+[.G$2]" office:value-type="float" office:value="207.45">
            <text:p>2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88">
            <text:p>0.898800</text:p>
          </table:table-cell>
          <table:table-cell office:value-type="float" office:value="0.6748">
            <text:p>0.674800</text:p>
          </table:table-cell>
          <table:table-cell table:formula="of:=[.B7]*[.D$2]" office:value-type="float" office:value="449.4">
            <text:p>449.4</text:p>
          </table:table-cell>
          <table:table-cell table:formula="of:=[.C7]*[.E$2]" office:value-type="float" office:value="-337.4">
            <text:p>-337.4</text:p>
          </table:table-cell>
          <table:table-cell table:formula="of:=[.D7]+[.F$2]" office:value-type="float" office:value="649.4">
            <text:p>649</text:p>
          </table:table-cell>
          <table:table-cell table:formula="of:=[.E7]+[.G$2]" office:value-type="float" office:value="262.6">
            <text:p>2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571">
            <text:p>0.957100</text:p>
          </table:table-cell>
          <table:table-cell office:value-type="float" office:value="0.5508">
            <text:p>0.550800</text:p>
          </table:table-cell>
          <table:table-cell table:formula="of:=[.B8]*[.D$2]" office:value-type="float" office:value="478.55">
            <text:p>478.55</text:p>
          </table:table-cell>
          <table:table-cell table:formula="of:=[.C8]*[.E$2]" office:value-type="float" office:value="-275.4">
            <text:p>-275.4</text:p>
          </table:table-cell>
          <table:table-cell table:formula="of:=[.D8]+[.F$2]" office:value-type="float" office:value="678.55">
            <text:p>679</text:p>
          </table:table-cell>
          <table:table-cell table:formula="of:=[.E8]+[.G$2]" office:value-type="float" office:value="324.6">
            <text:p>3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901">
            <text:p>0.990100</text:p>
          </table:table-cell>
          <table:table-cell office:value-type="float" office:value="0.4209">
            <text:p>0.420900</text:p>
          </table:table-cell>
          <table:table-cell table:formula="of:=[.B9]*[.D$2]" office:value-type="float" office:value="495.05">
            <text:p>495.05</text:p>
          </table:table-cell>
          <table:table-cell table:formula="of:=[.C9]*[.E$2]" office:value-type="float" office:value="-210.45">
            <text:p>-210.45</text:p>
          </table:table-cell>
          <table:table-cell table:formula="of:=[.D9]+[.F$2]" office:value-type="float" office:value="695.05">
            <text:p>695</text:p>
          </table:table-cell>
          <table:table-cell table:formula="of:=[.E9]+[.G$2]" office:value-type="float" office:value="389.55">
            <text:p>3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.000000</text:p>
          </table:table-cell>
          <table:table-cell office:value-type="float" office:value="0.2935">
            <text:p>0.293500</text:p>
          </table:table-cell>
          <table:table-cell table:formula="of:=[.B10]*[.D$2]" office:value-type="float" office:value="500">
            <text:p>500</text:p>
          </table:table-cell>
          <table:table-cell table:formula="of:=[.C10]*[.E$2]" office:value-type="float" office:value="-146.75">
            <text:p>-146.75</text:p>
          </table:table-cell>
          <table:table-cell table:formula="of:=[.D10]+[.F$2]" office:value-type="float" office:value="700">
            <text:p>700</text:p>
          </table:table-cell>
          <table:table-cell table:formula="of:=[.E10]+[.G$2]" office:value-type="float" office:value="453.25">
            <text:p>4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935">
            <text:p>0.993500</text:p>
          </table:table-cell>
          <table:table-cell office:value-type="float" office:value="0.1757">
            <text:p>0.175700</text:p>
          </table:table-cell>
          <table:table-cell table:formula="of:=[.B11]*[.D$2]" office:value-type="float" office:value="496.75">
            <text:p>496.75</text:p>
          </table:table-cell>
          <table:table-cell table:formula="of:=[.C11]*[.E$2]" office:value-type="float" office:value="-87.85">
            <text:p>-87.85</text:p>
          </table:table-cell>
          <table:table-cell table:formula="of:=[.D11]+[.F$2]" office:value-type="float" office:value="696.75">
            <text:p>697</text:p>
          </table:table-cell>
          <table:table-cell table:formula="of:=[.E11]+[.G$2]" office:value-type="float" office:value="512.15">
            <text:p>5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21">
            <text:p>0.892100</text:p>
          </table:table-cell>
          <table:table-cell office:value-type="float" office:value="0.11">
            <text:p>0.110000</text:p>
          </table:table-cell>
          <table:table-cell table:formula="of:=[.B12]*[.D$2]" office:value-type="float" office:value="446.05">
            <text:p>446.05</text:p>
          </table:table-cell>
          <table:table-cell table:formula="of:=[.C12]*[.E$2]" office:value-type="float" office:value="-55">
            <text:p>-55</text:p>
          </table:table-cell>
          <table:table-cell table:formula="of:=[.D12]+[.F$2]" office:value-type="float" office:value="646.05">
            <text:p>646</text:p>
          </table:table-cell>
          <table:table-cell table:formula="of:=[.E12]+[.G$2]" office:value-type="float" office:value="545">
            <text:p>5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739">
            <text:p>0.773900</text:p>
          </table:table-cell>
          <table:table-cell office:value-type="float" office:value="0.0532">
            <text:p>0.053200</text:p>
          </table:table-cell>
          <table:table-cell table:formula="of:=[.B13]*[.D$2]" office:value-type="float" office:value="386.95">
            <text:p>386.95</text:p>
          </table:table-cell>
          <table:table-cell table:formula="of:=[.C13]*[.E$2]" office:value-type="float" office:value="-26.6">
            <text:p>-26.6</text:p>
          </table:table-cell>
          <table:table-cell table:formula="of:=[.D13]+[.F$2]" office:value-type="float" office:value="586.95">
            <text:p>587</text:p>
          </table:table-cell>
          <table:table-cell table:formula="of:=[.E13]+[.G$2]" office:value-type="float" office:value="573.4">
            <text:p>5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417">
            <text:p>0.641700</text:p>
          </table:table-cell>
          <table:table-cell office:value-type="float" office:value="0.0145">
            <text:p>0.014500</text:p>
          </table:table-cell>
          <table:table-cell table:formula="of:=[.B14]*[.D$2]" office:value-type="float" office:value="320.85">
            <text:p>320.85</text:p>
          </table:table-cell>
          <table:table-cell table:formula="of:=[.C14]*[.E$2]" office:value-type="float" office:value="-7.25">
            <text:p>-7.25</text:p>
          </table:table-cell>
          <table:table-cell table:formula="of:=[.D14]+[.F$2]" office:value-type="float" office:value="520.85">
            <text:p>521</text:p>
          </table:table-cell>
          <table:table-cell table:formula="of:=[.E14]+[.G$2]" office:value-type="float" office:value="592.75">
            <text:p>59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018">
            <text:p>0.501800</text:p>
          </table:table-cell>
          <table:table-cell office:value-type="float" office:value="0">
            <text:p>0.000000</text:p>
          </table:table-cell>
          <table:table-cell table:formula="of:=[.B15]*[.D$2]" office:value-type="float" office:value="250.9">
            <text:p>250.9</text:p>
          </table:table-cell>
          <table:table-cell table:formula="of:=[.C15]*[.E$2]" office:value-type="float" office:value="-0">
            <text:p>0</text:p>
          </table:table-cell>
          <table:table-cell table:formula="of:=[.D15]+[.F$2]" office:value-type="float" office:value="450.9">
            <text:p>451</text:p>
          </table:table-cell>
          <table:table-cell table:formula="of:=[.E15]+[.G$2]" office:value-type="float" office:value="600">
            <text:p>6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617">
            <text:p>0.361700</text:p>
          </table:table-cell>
          <table:table-cell office:value-type="float" office:value="0.0129">
            <text:p>0.012900</text:p>
          </table:table-cell>
          <table:table-cell table:formula="of:=[.B16]*[.D$2]" office:value-type="float" office:value="180.85">
            <text:p>180.85</text:p>
          </table:table-cell>
          <table:table-cell table:formula="of:=[.C16]*[.E$2]" office:value-type="float" office:value="-6.45">
            <text:p>-6.45</text:p>
          </table:table-cell>
          <table:table-cell table:formula="of:=[.D16]+[.F$2]" office:value-type="float" office:value="380.85">
            <text:p>381</text:p>
          </table:table-cell>
          <table:table-cell table:formula="of:=[.E16]+[.G$2]" office:value-type="float" office:value="593.55">
            <text:p>5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291">
            <text:p>0.229100</text:p>
          </table:table-cell>
          <table:table-cell office:value-type="float" office:value="0.0502">
            <text:p>0.050200</text:p>
          </table:table-cell>
          <table:table-cell table:formula="of:=[.B17]*[.D$2]" office:value-type="float" office:value="114.55">
            <text:p>114.55</text:p>
          </table:table-cell>
          <table:table-cell table:formula="of:=[.C17]*[.E$2]" office:value-type="float" office:value="-25.1">
            <text:p>-25.1</text:p>
          </table:table-cell>
          <table:table-cell table:formula="of:=[.D17]+[.F$2]" office:value-type="float" office:value="314.55">
            <text:p>315</text:p>
          </table:table-cell>
          <table:table-cell table:formula="of:=[.E17]+[.G$2]" office:value-type="float" office:value="574.9">
            <text:p>5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101">
            <text:p>0.110100</text:p>
          </table:table-cell>
          <table:table-cell office:value-type="float" office:value="0.1056">
            <text:p>0.105600</text:p>
          </table:table-cell>
          <table:table-cell table:formula="of:=[.B18]*[.D$2]" office:value-type="float" office:value="55.05">
            <text:p>55.05</text:p>
          </table:table-cell>
          <table:table-cell table:formula="of:=[.C18]*[.E$2]" office:value-type="float" office:value="-52.8">
            <text:p>-52.8</text:p>
          </table:table-cell>
          <table:table-cell table:formula="of:=[.D18]+[.F$2]" office:value-type="float" office:value="255.05">
            <text:p>255</text:p>
          </table:table-cell>
          <table:table-cell table:formula="of:=[.E18]+[.G$2]" office:value-type="float" office:value="547.2">
            <text:p>5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8">
            <text:p>0.008000</text:p>
          </table:table-cell>
          <table:table-cell office:value-type="float" office:value="0.1702">
            <text:p>0.170200</text:p>
          </table:table-cell>
          <table:table-cell table:formula="of:=[.B19]*[.D$2]" office:value-type="float" office:value="4">
            <text:p>4</text:p>
          </table:table-cell>
          <table:table-cell table:formula="of:=[.C19]*[.E$2]" office:value-type="float" office:value="-85.1">
            <text:p>-85.1</text:p>
          </table:table-cell>
          <table:table-cell table:formula="of:=[.D19]+[.F$2]" office:value-type="float" office:value="204">
            <text:p>204</text:p>
          </table:table-cell>
          <table:table-cell table:formula="of:=[.E19]+[.G$2]" office:value-type="float" office:value="514.9">
            <text:p>5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.000000</text:p>
          </table:table-cell>
          <table:table-cell office:value-type="float" office:value="0.2879">
            <text:p>0.287900</text:p>
          </table:table-cell>
          <table:table-cell table:formula="of:=[.B20]*[.D$2]" office:value-type="float" office:value="0">
            <text:p>0</text:p>
          </table:table-cell>
          <table:table-cell table:formula="of:=[.C20]*[.E$2]" office:value-type="float" office:value="-143.95">
            <text:p>-143.95</text:p>
          </table:table-cell>
          <table:table-cell table:formula="of:=[.D20]+[.F$2]" office:value-type="float" office:value="200">
            <text:p>200</text:p>
          </table:table-cell>
          <table:table-cell table:formula="of:=[.E20]+[.G$2]" office:value-type="float" office:value="456.05">
            <text:p>4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84">
            <text:p>0.008400</text:p>
          </table:table-cell>
          <table:table-cell office:value-type="float" office:value="0.4155">
            <text:p>0.415500</text:p>
          </table:table-cell>
          <table:table-cell table:formula="of:=[.B21]*[.D$2]" office:value-type="float" office:value="4.2">
            <text:p>4.2</text:p>
          </table:table-cell>
          <table:table-cell table:formula="of:=[.C21]*[.E$2]" office:value-type="float" office:value="-207.75">
            <text:p>-207.75</text:p>
          </table:table-cell>
          <table:table-cell table:formula="of:=[.D21]+[.F$2]" office:value-type="float" office:value="204.2">
            <text:p>204</text:p>
          </table:table-cell>
          <table:table-cell table:formula="of:=[.E21]+[.G$2]" office:value-type="float" office:value="392.25">
            <text:p>3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397">
            <text:p>0.039700</text:p>
          </table:table-cell>
          <table:table-cell office:value-type="float" office:value="0.5457">
            <text:p>0.545700</text:p>
          </table:table-cell>
          <table:table-cell table:formula="of:=[.B22]*[.D$2]" office:value-type="float" office:value="19.85">
            <text:p>19.85</text:p>
          </table:table-cell>
          <table:table-cell table:formula="of:=[.C22]*[.E$2]" office:value-type="float" office:value="-272.85">
            <text:p>-272.85</text:p>
          </table:table-cell>
          <table:table-cell table:formula="of:=[.D22]+[.F$2]" office:value-type="float" office:value="219.85">
            <text:p>220</text:p>
          </table:table-cell>
          <table:table-cell table:formula="of:=[.E22]+[.G$2]" office:value-type="float" office:value="327.15">
            <text:p>3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966">
            <text:p>0.096600</text:p>
          </table:table-cell>
          <table:table-cell office:value-type="float" office:value="0.6704">
            <text:p>0.670400</text:p>
          </table:table-cell>
          <table:table-cell table:formula="of:=[.B23]*[.D$2]" office:value-type="float" office:value="48.3">
            <text:p>48.3</text:p>
          </table:table-cell>
          <table:table-cell table:formula="of:=[.C23]*[.E$2]" office:value-type="float" office:value="-335.2">
            <text:p>-335.2</text:p>
          </table:table-cell>
          <table:table-cell table:formula="of:=[.D23]+[.F$2]" office:value-type="float" office:value="248.3">
            <text:p>248</text:p>
          </table:table-cell>
          <table:table-cell table:formula="of:=[.E23]+[.G$2]" office:value-type="float" office:value="264.8">
            <text:p>26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781">
            <text:p>0.178100</text:p>
          </table:table-cell>
          <table:table-cell office:value-type="float" office:value="0.7816">
            <text:p>0.781600</text:p>
          </table:table-cell>
          <table:table-cell table:formula="of:=[.B24]*[.D$2]" office:value-type="float" office:value="89.05">
            <text:p>89.05</text:p>
          </table:table-cell>
          <table:table-cell table:formula="of:=[.C24]*[.E$2]" office:value-type="float" office:value="-390.8">
            <text:p>-390.8</text:p>
          </table:table-cell>
          <table:table-cell table:formula="of:=[.D24]+[.F$2]" office:value-type="float" office:value="289.05">
            <text:p>289</text:p>
          </table:table-cell>
          <table:table-cell table:formula="of:=[.E24]+[.G$2]" office:value-type="float" office:value="209.2">
            <text:p>2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777">
            <text:p>0.277700</text:p>
          </table:table-cell>
          <table:table-cell office:value-type="float" office:value="0.8744">
            <text:p>0.874400</text:p>
          </table:table-cell>
          <table:table-cell table:formula="of:=[.B25]*[.D$2]" office:value-type="float" office:value="138.85">
            <text:p>138.85</text:p>
          </table:table-cell>
          <table:table-cell table:formula="of:=[.C25]*[.E$2]" office:value-type="float" office:value="-437.2">
            <text:p>-437.2</text:p>
          </table:table-cell>
          <table:table-cell table:formula="of:=[.D25]+[.F$2]" office:value-type="float" office:value="338.85">
            <text:p>339</text:p>
          </table:table-cell>
          <table:table-cell table:formula="of:=[.E25]+[.G$2]" office:value-type="float" office:value="162.8">
            <text:p>16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868">
            <text:p>0.386800</text:p>
          </table:table-cell>
          <table:table-cell office:value-type="float" office:value="0.9466">
            <text:p>0.946600</text:p>
          </table:table-cell>
          <table:table-cell table:formula="of:=[.B26]*[.D$2]" office:value-type="float" office:value="193.4">
            <text:p>193.4</text:p>
          </table:table-cell>
          <table:table-cell table:formula="of:=[.C26]*[.E$2]" office:value-type="float" office:value="-473.3">
            <text:p>-473.3</text:p>
          </table:table-cell>
          <table:table-cell table:formula="of:=[.D26]+[.F$2]" office:value-type="float" office:value="393.4">
            <text:p>393</text:p>
          </table:table-cell>
          <table:table-cell table:formula="of:=[.E26]+[.G$2]" office:value-type="float" office:value="126.7">
            <text:p>12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963">
            <text:p>0.496300</text:p>
          </table:table-cell>
          <table:table-cell office:value-type="float" office:value="0.9049">
            <text:p>0.904900</text:p>
          </table:table-cell>
          <table:table-cell table:formula="of:=[.B27]*[.D$2]" office:value-type="float" office:value="248.15">
            <text:p>248.15</text:p>
          </table:table-cell>
          <table:table-cell table:formula="of:=[.C27]*[.E$2]" office:value-type="float" office:value="-452.45">
            <text:p>-452.45</text:p>
          </table:table-cell>
          <table:table-cell table:formula="of:=[.D27]+[.F$2]" office:value-type="float" office:value="448.15">
            <text:p>448</text:p>
          </table:table-cell>
          <table:table-cell table:formula="of:=[.E27]+[.G$2]" office:value-type="float" office:value="147.55">
            <text:p>14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606">
            <text:p>0.606000</text:p>
          </table:table-cell>
          <table:table-cell office:value-type="float" office:value="0.8516">
            <text:p>0.851600</text:p>
          </table:table-cell>
          <table:table-cell table:formula="of:=[.B28]*[.D$2]" office:value-type="float" office:value="303">
            <text:p>303</text:p>
          </table:table-cell>
          <table:table-cell table:formula="of:=[.C28]*[.E$2]" office:value-type="float" office:value="-425.8">
            <text:p>-425.8</text:p>
          </table:table-cell>
          <table:table-cell table:formula="of:=[.D28]+[.F$2]" office:value-type="float" office:value="503">
            <text:p>503</text:p>
          </table:table-cell>
          <table:table-cell table:formula="of:=[.E28]+[.G$2]" office:value-type="float" office:value="174.2">
            <text:p>17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079">
            <text:p>0.707900</text:p>
          </table:table-cell>
          <table:table-cell office:value-type="float" office:value="0.7786">
            <text:p>0.778600</text:p>
          </table:table-cell>
          <table:table-cell table:formula="of:=[.B29]*[.D$2]" office:value-type="float" office:value="353.95">
            <text:p>353.95</text:p>
          </table:table-cell>
          <table:table-cell table:formula="of:=[.C29]*[.E$2]" office:value-type="float" office:value="-389.3">
            <text:p>-389.3</text:p>
          </table:table-cell>
          <table:table-cell table:formula="of:=[.D29]+[.F$2]" office:value-type="float" office:value="553.95">
            <text:p>554</text:p>
          </table:table-cell>
          <table:table-cell table:formula="of:=[.E29]+[.G$2]" office:value-type="float" office:value="210.7">
            <text:p>2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94">
            <text:p>0.794000</text:p>
          </table:table-cell>
          <table:table-cell office:value-type="float" office:value="0.687">
            <text:p>0.687000</text:p>
          </table:table-cell>
          <table:table-cell table:formula="of:=[.B30]*[.D$2]" office:value-type="float" office:value="397">
            <text:p>397</text:p>
          </table:table-cell>
          <table:table-cell table:formula="of:=[.C30]*[.E$2]" office:value-type="float" office:value="-343.5">
            <text:p>-343.5</text:p>
          </table:table-cell>
          <table:table-cell table:formula="of:=[.D30]+[.F$2]" office:value-type="float" office:value="597">
            <text:p>597</text:p>
          </table:table-cell>
          <table:table-cell table:formula="of:=[.E30]+[.G$2]" office:value-type="float" office:value="256.5">
            <text:p>2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8581">
            <text:p>0.858100</text:p>
          </table:table-cell>
          <table:table-cell office:value-type="float" office:value="0.5806">
            <text:p>0.580600</text:p>
          </table:table-cell>
          <table:table-cell table:formula="of:=[.B31]*[.D$2]" office:value-type="float" office:value="429.05">
            <text:p>429.05</text:p>
          </table:table-cell>
          <table:table-cell table:formula="of:=[.C31]*[.E$2]" office:value-type="float" office:value="-290.3">
            <text:p>-290.3</text:p>
          </table:table-cell>
          <table:table-cell table:formula="of:=[.D31]+[.F$2]" office:value-type="float" office:value="629.05">
            <text:p>629</text:p>
          </table:table-cell>
          <table:table-cell table:formula="of:=[.E31]+[.G$2]" office:value-type="float" office:value="309.7">
            <text:p>3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81">
            <text:p>0.898100</text:p>
          </table:table-cell>
          <table:table-cell office:value-type="float" office:value="0.463">
            <text:p>0.463000</text:p>
          </table:table-cell>
          <table:table-cell table:formula="of:=[.B32]*[.D$2]" office:value-type="float" office:value="449.05">
            <text:p>449.05</text:p>
          </table:table-cell>
          <table:table-cell table:formula="of:=[.C32]*[.E$2]" office:value-type="float" office:value="-231.5">
            <text:p>-231.5</text:p>
          </table:table-cell>
          <table:table-cell table:formula="of:=[.D32]+[.F$2]" office:value-type="float" office:value="649.05">
            <text:p>649</text:p>
          </table:table-cell>
          <table:table-cell table:formula="of:=[.E32]+[.G$2]" office:value-type="float" office:value="368.5">
            <text:p>36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9137">
            <text:p>0.913700</text:p>
          </table:table-cell>
          <table:table-cell office:value-type="float" office:value="0.3414">
            <text:p>0.341400</text:p>
          </table:table-cell>
          <table:table-cell table:formula="of:=[.B33]*[.D$2]" office:value-type="float" office:value="456.85">
            <text:p>456.85</text:p>
          </table:table-cell>
          <table:table-cell table:formula="of:=[.C33]*[.E$2]" office:value-type="float" office:value="-170.7">
            <text:p>-170.7</text:p>
          </table:table-cell>
          <table:table-cell table:formula="of:=[.D33]+[.F$2]" office:value-type="float" office:value="656.85">
            <text:p>657</text:p>
          </table:table-cell>
          <table:table-cell table:formula="of:=[.E33]+[.G$2]" office:value-type="float" office:value="429.3">
            <text:p>42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908">
            <text:p>0.908000</text:p>
          </table:table-cell>
          <table:table-cell office:value-type="float" office:value="0.2227">
            <text:p>0.222700</text:p>
          </table:table-cell>
          <table:table-cell table:formula="of:=[.B34]*[.D$2]" office:value-type="float" office:value="454">
            <text:p>454</text:p>
          </table:table-cell>
          <table:table-cell table:formula="of:=[.C34]*[.E$2]" office:value-type="float" office:value="-111.35">
            <text:p>-111.35</text:p>
          </table:table-cell>
          <table:table-cell table:formula="of:=[.D34]+[.F$2]" office:value-type="float" office:value="654">
            <text:p>654</text:p>
          </table:table-cell>
          <table:table-cell table:formula="of:=[.E34]+[.G$2]" office:value-type="float" office:value="488.65">
            <text:p>4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8056">
            <text:p>0.805600</text:p>
          </table:table-cell>
          <table:table-cell office:value-type="float" office:value="0.1574">
            <text:p>0.157400</text:p>
          </table:table-cell>
          <table:table-cell table:formula="of:=[.B35]*[.D$2]" office:value-type="float" office:value="402.8">
            <text:p>402.8</text:p>
          </table:table-cell>
          <table:table-cell table:formula="of:=[.C35]*[.E$2]" office:value-type="float" office:value="-78.7">
            <text:p>-78.7</text:p>
          </table:table-cell>
          <table:table-cell table:formula="of:=[.D35]+[.F$2]" office:value-type="float" office:value="602.8">
            <text:p>603</text:p>
          </table:table-cell>
          <table:table-cell table:formula="of:=[.E35]+[.G$2]" office:value-type="float" office:value="521.3">
            <text:p>52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6896">
            <text:p>0.689600</text:p>
          </table:table-cell>
          <table:table-cell office:value-type="float" office:value="0.1084">
            <text:p>0.108400</text:p>
          </table:table-cell>
          <table:table-cell table:formula="of:=[.B36]*[.D$2]" office:value-type="float" office:value="344.8">
            <text:p>344.8</text:p>
          </table:table-cell>
          <table:table-cell table:formula="of:=[.C36]*[.E$2]" office:value-type="float" office:value="-54.2">
            <text:p>-54.2</text:p>
          </table:table-cell>
          <table:table-cell table:formula="of:=[.D36]+[.F$2]" office:value-type="float" office:value="544.8">
            <text:p>545</text:p>
          </table:table-cell>
          <table:table-cell table:formula="of:=[.E36]+[.G$2]" office:value-type="float" office:value="545.8">
            <text:p>54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649">
            <text:p>0.564900</text:p>
          </table:table-cell>
          <table:table-cell office:value-type="float" office:value="0.082">
            <text:p>0.082000</text:p>
          </table:table-cell>
          <table:table-cell table:formula="of:=[.B37]*[.D$2]" office:value-type="float" office:value="282.45">
            <text:p>282.45</text:p>
          </table:table-cell>
          <table:table-cell table:formula="of:=[.C37]*[.E$2]" office:value-type="float" office:value="-41">
            <text:p>-41</text:p>
          </table:table-cell>
          <table:table-cell table:formula="of:=[.D37]+[.F$2]" office:value-type="float" office:value="482.45">
            <text:p>482</text:p>
          </table:table-cell>
          <table:table-cell table:formula="of:=[.E37]+[.G$2]" office:value-type="float" office:value="559">
            <text:p>55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378">
            <text:p>0.437800</text:p>
          </table:table-cell>
          <table:table-cell office:value-type="float" office:value="0.0813">
            <text:p>0.081300</text:p>
          </table:table-cell>
          <table:table-cell table:formula="of:=[.B38]*[.D$2]" office:value-type="float" office:value="218.9">
            <text:p>218.9</text:p>
          </table:table-cell>
          <table:table-cell table:formula="of:=[.C38]*[.E$2]" office:value-type="float" office:value="-40.65">
            <text:p>-40.65</text:p>
          </table:table-cell>
          <table:table-cell table:formula="of:=[.D38]+[.F$2]" office:value-type="float" office:value="418.9">
            <text:p>419</text:p>
          </table:table-cell>
          <table:table-cell table:formula="of:=[.E38]+[.G$2]" office:value-type="float" office:value="559.35">
            <text:p>55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127">
            <text:p>0.312700</text:p>
          </table:table-cell>
          <table:table-cell office:value-type="float" office:value="0.1064">
            <text:p>0.106400</text:p>
          </table:table-cell>
          <table:table-cell table:formula="of:=[.B39]*[.D$2]" office:value-type="float" office:value="156.35">
            <text:p>156.35</text:p>
          </table:table-cell>
          <table:table-cell table:formula="of:=[.C39]*[.E$2]" office:value-type="float" office:value="-53.2">
            <text:p>-53.2</text:p>
          </table:table-cell>
          <table:table-cell table:formula="of:=[.D39]+[.F$2]" office:value-type="float" office:value="356.35">
            <text:p>356</text:p>
          </table:table-cell>
          <table:table-cell table:formula="of:=[.E39]+[.G$2]" office:value-type="float" office:value="546.8">
            <text:p>54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961">
            <text:p>0.196100</text:p>
          </table:table-cell>
          <table:table-cell office:value-type="float" office:value="0.1541">
            <text:p>0.154100</text:p>
          </table:table-cell>
          <table:table-cell table:formula="of:=[.B40]*[.D$2]" office:value-type="float" office:value="98.05">
            <text:p>98.05</text:p>
          </table:table-cell>
          <table:table-cell table:formula="of:=[.C40]*[.E$2]" office:value-type="float" office:value="-77.05">
            <text:p>-77.05</text:p>
          </table:table-cell>
          <table:table-cell table:formula="of:=[.D40]+[.F$2]" office:value-type="float" office:value="298.05">
            <text:p>298</text:p>
          </table:table-cell>
          <table:table-cell table:formula="of:=[.E40]+[.G$2]" office:value-type="float" office:value="522.95">
            <text:p>52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929">
            <text:p>0.092900</text:p>
          </table:table-cell>
          <table:table-cell office:value-type="float" office:value="0.2182">
            <text:p>0.218200</text:p>
          </table:table-cell>
          <table:table-cell table:formula="of:=[.B41]*[.D$2]" office:value-type="float" office:value="46.45">
            <text:p>46.45</text:p>
          </table:table-cell>
          <table:table-cell table:formula="of:=[.C41]*[.E$2]" office:value-type="float" office:value="-109.1">
            <text:p>-109.1</text:p>
          </table:table-cell>
          <table:table-cell table:formula="of:=[.D41]+[.F$2]" office:value-type="float" office:value="246.45">
            <text:p>246</text:p>
          </table:table-cell>
          <table:table-cell table:formula="of:=[.E41]+[.G$2]" office:value-type="float" office:value="490.9">
            <text:p>49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857">
            <text:p>0.085700</text:p>
          </table:table-cell>
          <table:table-cell office:value-type="float" office:value="0.3368">
            <text:p>0.336800</text:p>
          </table:table-cell>
          <table:table-cell table:formula="of:=[.B42]*[.D$2]" office:value-type="float" office:value="42.85">
            <text:p>42.85</text:p>
          </table:table-cell>
          <table:table-cell table:formula="of:=[.C42]*[.E$2]" office:value-type="float" office:value="-168.4">
            <text:p>-168.4</text:p>
          </table:table-cell>
          <table:table-cell table:formula="of:=[.D42]+[.F$2]" office:value-type="float" office:value="242.85">
            <text:p>243</text:p>
          </table:table-cell>
          <table:table-cell table:formula="of:=[.E42]+[.G$2]" office:value-type="float" office:value="431.6">
            <text:p>43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998">
            <text:p>0.099800</text:p>
          </table:table-cell>
          <table:table-cell office:value-type="float" office:value="0.4586">
            <text:p>0.458600</text:p>
          </table:table-cell>
          <table:table-cell table:formula="of:=[.B43]*[.D$2]" office:value-type="float" office:value="49.9">
            <text:p>49.9</text:p>
          </table:table-cell>
          <table:table-cell table:formula="of:=[.C43]*[.E$2]" office:value-type="float" office:value="-229.3">
            <text:p>-229.3</text:p>
          </table:table-cell>
          <table:table-cell table:formula="of:=[.D43]+[.F$2]" office:value-type="float" office:value="249.9">
            <text:p>250</text:p>
          </table:table-cell>
          <table:table-cell table:formula="of:=[.E43]+[.G$2]" office:value-type="float" office:value="370.7">
            <text:p>37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384">
            <text:p>0.138400</text:p>
          </table:table-cell>
          <table:table-cell office:value-type="float" office:value="0.5766">
            <text:p>0.576600</text:p>
          </table:table-cell>
          <table:table-cell table:formula="of:=[.B44]*[.D$2]" office:value-type="float" office:value="69.2">
            <text:p>69.2</text:p>
          </table:table-cell>
          <table:table-cell table:formula="of:=[.C44]*[.E$2]" office:value-type="float" office:value="-288.3">
            <text:p>-288.3</text:p>
          </table:table-cell>
          <table:table-cell table:formula="of:=[.D44]+[.F$2]" office:value-type="float" office:value="269.2">
            <text:p>269</text:p>
          </table:table-cell>
          <table:table-cell table:formula="of:=[.E44]+[.G$2]" office:value-type="float" office:value="311.7">
            <text:p>3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012">
            <text:p>0.201200</text:p>
          </table:table-cell>
          <table:table-cell office:value-type="float" office:value="0.6838">
            <text:p>0.683800</text:p>
          </table:table-cell>
          <table:table-cell table:formula="of:=[.B45]*[.D$2]" office:value-type="float" office:value="100.6">
            <text:p>100.6</text:p>
          </table:table-cell>
          <table:table-cell table:formula="of:=[.C45]*[.E$2]" office:value-type="float" office:value="-341.9">
            <text:p>-341.9</text:p>
          </table:table-cell>
          <table:table-cell table:formula="of:=[.D45]+[.F$2]" office:value-type="float" office:value="300.6">
            <text:p>301</text:p>
          </table:table-cell>
          <table:table-cell table:formula="of:=[.E45]+[.G$2]" office:value-type="float" office:value="258.1">
            <text:p>25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862">
            <text:p>0.286200</text:p>
          </table:table-cell>
          <table:table-cell office:value-type="float" office:value="0.7763">
            <text:p>0.776300</text:p>
          </table:table-cell>
          <table:table-cell table:formula="of:=[.B46]*[.D$2]" office:value-type="float" office:value="143.1">
            <text:p>143.1</text:p>
          </table:table-cell>
          <table:table-cell table:formula="of:=[.C46]*[.E$2]" office:value-type="float" office:value="-388.15">
            <text:p>-388.15</text:p>
          </table:table-cell>
          <table:table-cell table:formula="of:=[.D46]+[.F$2]" office:value-type="float" office:value="343.1">
            <text:p>343</text:p>
          </table:table-cell>
          <table:table-cell table:formula="of:=[.E46]+[.G$2]" office:value-type="float" office:value="211.85">
            <text:p>2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3872">
            <text:p>0.387200</text:p>
          </table:table-cell>
          <table:table-cell office:value-type="float" office:value="0.8504">
            <text:p>0.850400</text:p>
          </table:table-cell>
          <table:table-cell table:formula="of:=[.B47]*[.D$2]" office:value-type="float" office:value="193.6">
            <text:p>193.6</text:p>
          </table:table-cell>
          <table:table-cell table:formula="of:=[.C47]*[.E$2]" office:value-type="float" office:value="-425.2">
            <text:p>-425.2</text:p>
          </table:table-cell>
          <table:table-cell table:formula="of:=[.D47]+[.F$2]" office:value-type="float" office:value="393.6">
            <text:p>394</text:p>
          </table:table-cell>
          <table:table-cell table:formula="of:=[.E47]+[.G$2]" office:value-type="float" office:value="174.8">
            <text:p>17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968">
            <text:p>0.496800</text:p>
          </table:table-cell>
          <table:table-cell office:value-type="float" office:value="0.8156">
            <text:p>0.815600</text:p>
          </table:table-cell>
          <table:table-cell table:formula="of:=[.B48]*[.D$2]" office:value-type="float" office:value="248.4">
            <text:p>248.4</text:p>
          </table:table-cell>
          <table:table-cell table:formula="of:=[.C48]*[.E$2]" office:value-type="float" office:value="-407.8">
            <text:p>-407.8</text:p>
          </table:table-cell>
          <table:table-cell table:formula="of:=[.D48]+[.F$2]" office:value-type="float" office:value="448.4">
            <text:p>448</text:p>
          </table:table-cell>
          <table:table-cell table:formula="of:=[.E48]+[.G$2]" office:value-type="float" office:value="192.2">
            <text:p>19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6011">
            <text:p>0.601100</text:p>
          </table:table-cell>
          <table:table-cell office:value-type="float" office:value="0.7608">
            <text:p>0.760800</text:p>
          </table:table-cell>
          <table:table-cell table:formula="of:=[.B49]*[.D$2]" office:value-type="float" office:value="300.55">
            <text:p>300.55</text:p>
          </table:table-cell>
          <table:table-cell table:formula="of:=[.C49]*[.E$2]" office:value-type="float" office:value="-380.4">
            <text:p>-380.4</text:p>
          </table:table-cell>
          <table:table-cell table:formula="of:=[.D49]+[.F$2]" office:value-type="float" office:value="500.55">
            <text:p>501</text:p>
          </table:table-cell>
          <table:table-cell table:formula="of:=[.E49]+[.G$2]" office:value-type="float" office:value="219.6">
            <text:p>22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6904">
            <text:p>0.690400</text:p>
          </table:table-cell>
          <table:table-cell office:value-type="float" office:value="0.6851">
            <text:p>0.685100</text:p>
          </table:table-cell>
          <table:table-cell table:formula="of:=[.B50]*[.D$2]" office:value-type="float" office:value="345.2">
            <text:p>345.2</text:p>
          </table:table-cell>
          <table:table-cell table:formula="of:=[.C50]*[.E$2]" office:value-type="float" office:value="-342.55">
            <text:p>-342.55</text:p>
          </table:table-cell>
          <table:table-cell table:formula="of:=[.D50]+[.F$2]" office:value-type="float" office:value="545.2">
            <text:p>545</text:p>
          </table:table-cell>
          <table:table-cell table:formula="of:=[.E50]+[.G$2]" office:value-type="float" office:value="257.45">
            <text:p>25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7569">
            <text:p>0.756900</text:p>
          </table:table-cell>
          <table:table-cell office:value-type="float" office:value="0.5948">
            <text:p>0.594800</text:p>
          </table:table-cell>
          <table:table-cell table:formula="of:=[.B51]*[.D$2]" office:value-type="float" office:value="378.45">
            <text:p>378.45</text:p>
          </table:table-cell>
          <table:table-cell table:formula="of:=[.C51]*[.E$2]" office:value-type="float" office:value="-297.4">
            <text:p>-297.4</text:p>
          </table:table-cell>
          <table:table-cell table:formula="of:=[.D51]+[.F$2]" office:value-type="float" office:value="578.45">
            <text:p>578</text:p>
          </table:table-cell>
          <table:table-cell table:formula="of:=[.E51]+[.G$2]" office:value-type="float" office:value="302.6">
            <text:p>3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053">
            <text:p>0.805300</text:p>
          </table:table-cell>
          <table:table-cell office:value-type="float" office:value="0.4944">
            <text:p>0.494400</text:p>
          </table:table-cell>
          <table:table-cell table:formula="of:=[.B52]*[.D$2]" office:value-type="float" office:value="402.65">
            <text:p>402.65</text:p>
          </table:table-cell>
          <table:table-cell table:formula="of:=[.C52]*[.E$2]" office:value-type="float" office:value="-247.2">
            <text:p>-247.2</text:p>
          </table:table-cell>
          <table:table-cell table:formula="of:=[.D52]+[.F$2]" office:value-type="float" office:value="602.65">
            <text:p>603</text:p>
          </table:table-cell>
          <table:table-cell table:formula="of:=[.E52]+[.G$2]" office:value-type="float" office:value="352.8">
            <text:p>35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8295">
            <text:p>0.829500</text:p>
          </table:table-cell>
          <table:table-cell office:value-type="float" office:value="0.3819">
            <text:p>0.381900</text:p>
          </table:table-cell>
          <table:table-cell table:formula="of:=[.B53]*[.D$2]" office:value-type="float" office:value="414.75">
            <text:p>414.75</text:p>
          </table:table-cell>
          <table:table-cell table:formula="of:=[.C53]*[.E$2]" office:value-type="float" office:value="-190.95">
            <text:p>-190.95</text:p>
          </table:table-cell>
          <table:table-cell table:formula="of:=[.D53]+[.F$2]" office:value-type="float" office:value="614.75">
            <text:p>615</text:p>
          </table:table-cell>
          <table:table-cell table:formula="of:=[.E53]+[.G$2]" office:value-type="float" office:value="409.05">
            <text:p>40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8278">
            <text:p>0.827800</text:p>
          </table:table-cell>
          <table:table-cell office:value-type="float" office:value="0.267">
            <text:p>0.267000</text:p>
          </table:table-cell>
          <table:table-cell table:formula="of:=[.B54]*[.D$2]" office:value-type="float" office:value="413.9">
            <text:p>413.9</text:p>
          </table:table-cell>
          <table:table-cell table:formula="of:=[.C54]*[.E$2]" office:value-type="float" office:value="-133.5">
            <text:p>-133.5</text:p>
          </table:table-cell>
          <table:table-cell table:formula="of:=[.D54]+[.F$2]" office:value-type="float" office:value="613.9">
            <text:p>614</text:p>
          </table:table-cell>
          <table:table-cell table:formula="of:=[.E54]+[.G$2]" office:value-type="float" office:value="466.5">
            <text:p>46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7267">
            <text:p>0.726700</text:p>
          </table:table-cell>
          <table:table-cell office:value-type="float" office:value="0.207">
            <text:p>0.207000</text:p>
          </table:table-cell>
          <table:table-cell table:formula="of:=[.B55]*[.D$2]" office:value-type="float" office:value="363.35">
            <text:p>363.35</text:p>
          </table:table-cell>
          <table:table-cell table:formula="of:=[.C55]*[.E$2]" office:value-type="float" office:value="-103.5">
            <text:p>-103.5</text:p>
          </table:table-cell>
          <table:table-cell table:formula="of:=[.D55]+[.F$2]" office:value-type="float" office:value="563.35">
            <text:p>563</text:p>
          </table:table-cell>
          <table:table-cell table:formula="of:=[.E55]+[.G$2]" office:value-type="float" office:value="496.5">
            <text:p>49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6146">
            <text:p>0.614600</text:p>
          </table:table-cell>
          <table:table-cell office:value-type="float" office:value="0.17">
            <text:p>0.170000</text:p>
          </table:table-cell>
          <table:table-cell table:formula="of:=[.B56]*[.D$2]" office:value-type="float" office:value="307.3">
            <text:p>307.3</text:p>
          </table:table-cell>
          <table:table-cell table:formula="of:=[.C56]*[.E$2]" office:value-type="float" office:value="-85">
            <text:p>-85</text:p>
          </table:table-cell>
          <table:table-cell table:formula="of:=[.D56]+[.F$2]" office:value-type="float" office:value="507.3">
            <text:p>507</text:p>
          </table:table-cell>
          <table:table-cell table:formula="of:=[.E56]+[.G$2]" office:value-type="float" office:value="515">
            <text:p>51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5008">
            <text:p>0.500800</text:p>
          </table:table-cell>
          <table:table-cell office:value-type="float" office:value="0.1592">
            <text:p>0.159200</text:p>
          </table:table-cell>
          <table:table-cell table:formula="of:=[.B57]*[.D$2]" office:value-type="float" office:value="250.4">
            <text:p>250.4</text:p>
          </table:table-cell>
          <table:table-cell table:formula="of:=[.C57]*[.E$2]" office:value-type="float" office:value="-79.6">
            <text:p>-79.6</text:p>
          </table:table-cell>
          <table:table-cell table:formula="of:=[.D57]+[.F$2]" office:value-type="float" office:value="450.4">
            <text:p>450</text:p>
          </table:table-cell>
          <table:table-cell table:formula="of:=[.E57]+[.G$2]" office:value-type="float" office:value="520.4">
            <text:p>52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869">
            <text:p>0.386900</text:p>
          </table:table-cell>
          <table:table-cell office:value-type="float" office:value="0.1687">
            <text:p>0.168700</text:p>
          </table:table-cell>
          <table:table-cell table:formula="of:=[.B58]*[.D$2]" office:value-type="float" office:value="193.45">
            <text:p>193.45</text:p>
          </table:table-cell>
          <table:table-cell table:formula="of:=[.C58]*[.E$2]" office:value-type="float" office:value="-84.35">
            <text:p>-84.35</text:p>
          </table:table-cell>
          <table:table-cell table:formula="of:=[.D58]+[.F$2]" office:value-type="float" office:value="393.45">
            <text:p>393</text:p>
          </table:table-cell>
          <table:table-cell table:formula="of:=[.E58]+[.G$2]" office:value-type="float" office:value="515.65">
            <text:p>5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2744">
            <text:p>0.274400</text:p>
          </table:table-cell>
          <table:table-cell office:value-type="float" office:value="0.2045">
            <text:p>0.204500</text:p>
          </table:table-cell>
          <table:table-cell table:formula="of:=[.B59]*[.D$2]" office:value-type="float" office:value="137.2">
            <text:p>137.2</text:p>
          </table:table-cell>
          <table:table-cell table:formula="of:=[.C59]*[.E$2]" office:value-type="float" office:value="-102.25">
            <text:p>-102.25</text:p>
          </table:table-cell>
          <table:table-cell table:formula="of:=[.D59]+[.F$2]" office:value-type="float" office:value="337.2">
            <text:p>337</text:p>
          </table:table-cell>
          <table:table-cell table:formula="of:=[.E59]+[.G$2]" office:value-type="float" office:value="497.75">
            <text:p>49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725">
            <text:p>0.172500</text:p>
          </table:table-cell>
          <table:table-cell office:value-type="float" office:value="0.2634">
            <text:p>0.263400</text:p>
          </table:table-cell>
          <table:table-cell table:formula="of:=[.B60]*[.D$2]" office:value-type="float" office:value="86.25">
            <text:p>86.25</text:p>
          </table:table-cell>
          <table:table-cell table:formula="of:=[.C60]*[.E$2]" office:value-type="float" office:value="-131.7">
            <text:p>-131.7</text:p>
          </table:table-cell>
          <table:table-cell table:formula="of:=[.D60]+[.F$2]" office:value-type="float" office:value="286.25">
            <text:p>286</text:p>
          </table:table-cell>
          <table:table-cell table:formula="of:=[.E60]+[.G$2]" office:value-type="float" office:value="468.3">
            <text:p>46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94">
            <text:p>0.169400</text:p>
          </table:table-cell>
          <table:table-cell office:value-type="float" office:value="0.3782">
            <text:p>0.378200</text:p>
          </table:table-cell>
          <table:table-cell table:formula="of:=[.B61]*[.D$2]" office:value-type="float" office:value="84.7">
            <text:p>84.7</text:p>
          </table:table-cell>
          <table:table-cell table:formula="of:=[.C61]*[.E$2]" office:value-type="float" office:value="-189.1">
            <text:p>-189.1</text:p>
          </table:table-cell>
          <table:table-cell table:formula="of:=[.D61]+[.F$2]" office:value-type="float" office:value="284.7">
            <text:p>285</text:p>
          </table:table-cell>
          <table:table-cell table:formula="of:=[.E61]+[.G$2]" office:value-type="float" office:value="410.9">
            <text:p>4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922">
            <text:p>0.192200</text:p>
          </table:table-cell>
          <table:table-cell office:value-type="float" office:value="0.491">
            <text:p>0.491000</text:p>
          </table:table-cell>
          <table:table-cell table:formula="of:=[.B62]*[.D$2]" office:value-type="float" office:value="96.1">
            <text:p>96.1</text:p>
          </table:table-cell>
          <table:table-cell table:formula="of:=[.C62]*[.E$2]" office:value-type="float" office:value="-245.5">
            <text:p>-245.5</text:p>
          </table:table-cell>
          <table:table-cell table:formula="of:=[.D62]+[.F$2]" office:value-type="float" office:value="296.1">
            <text:p>296</text:p>
          </table:table-cell>
          <table:table-cell table:formula="of:=[.E62]+[.G$2]" office:value-type="float" office:value="354.5">
            <text:p>3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394">
            <text:p>0.239400</text:p>
          </table:table-cell>
          <table:table-cell office:value-type="float" office:value="0.592">
            <text:p>0.592000</text:p>
          </table:table-cell>
          <table:table-cell table:formula="of:=[.B63]*[.D$2]" office:value-type="float" office:value="119.7">
            <text:p>119.7</text:p>
          </table:table-cell>
          <table:table-cell table:formula="of:=[.C63]*[.E$2]" office:value-type="float" office:value="-296">
            <text:p>-296</text:p>
          </table:table-cell>
          <table:table-cell table:formula="of:=[.D63]+[.F$2]" office:value-type="float" office:value="319.7">
            <text:p>320</text:p>
          </table:table-cell>
          <table:table-cell table:formula="of:=[.E63]+[.G$2]" office:value-type="float" office:value="304">
            <text:p>30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048">
            <text:p>0.304800</text:p>
          </table:table-cell>
          <table:table-cell office:value-type="float" office:value="0.683">
            <text:p>0.683000</text:p>
          </table:table-cell>
          <table:table-cell table:formula="of:=[.B64]*[.D$2]" office:value-type="float" office:value="152.4">
            <text:p>152.4</text:p>
          </table:table-cell>
          <table:table-cell table:formula="of:=[.C64]*[.E$2]" office:value-type="float" office:value="-341.5">
            <text:p>-341.5</text:p>
          </table:table-cell>
          <table:table-cell table:formula="of:=[.D64]+[.F$2]" office:value-type="float" office:value="352.4">
            <text:p>352</text:p>
          </table:table-cell>
          <table:table-cell table:formula="of:=[.E64]+[.G$2]" office:value-type="float" office:value="258.5">
            <text:p>25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931">
            <text:p>0.393100</text:p>
          </table:table-cell>
          <table:table-cell office:value-type="float" office:value="0.7596">
            <text:p>0.759600</text:p>
          </table:table-cell>
          <table:table-cell table:formula="of:=[.B65]*[.D$2]" office:value-type="float" office:value="196.55">
            <text:p>196.55</text:p>
          </table:table-cell>
          <table:table-cell table:formula="of:=[.C65]*[.E$2]" office:value-type="float" office:value="-379.8">
            <text:p>-379.8</text:p>
          </table:table-cell>
          <table:table-cell table:formula="of:=[.D65]+[.F$2]" office:value-type="float" office:value="396.55">
            <text:p>397</text:p>
          </table:table-cell>
          <table:table-cell table:formula="of:=[.E65]+[.G$2]" office:value-type="float" office:value="220.2">
            <text:p>22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4973">
            <text:p>0.497300</text:p>
          </table:table-cell>
          <table:table-cell office:value-type="float" office:value="0.7314">
            <text:p>0.731400</text:p>
          </table:table-cell>
          <table:table-cell table:formula="of:=[.B66]*[.D$2]" office:value-type="float" office:value="248.65">
            <text:p>248.65</text:p>
          </table:table-cell>
          <table:table-cell table:formula="of:=[.C66]*[.E$2]" office:value-type="float" office:value="-365.7">
            <text:p>-365.7</text:p>
          </table:table-cell>
          <table:table-cell table:formula="of:=[.D66]+[.F$2]" office:value-type="float" office:value="448.65">
            <text:p>449</text:p>
          </table:table-cell>
          <table:table-cell table:formula="of:=[.E66]+[.G$2]" office:value-type="float" office:value="234.3">
            <text:p>23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5908">
            <text:p>0.590800</text:p>
          </table:table-cell>
          <table:table-cell office:value-type="float" office:value="0.6719">
            <text:p>0.671900</text:p>
          </table:table-cell>
          <table:table-cell table:formula="of:=[.B67]*[.D$2]" office:value-type="float" office:value="295.4">
            <text:p>295.4</text:p>
          </table:table-cell>
          <table:table-cell table:formula="of:=[.C67]*[.E$2]" office:value-type="float" office:value="-335.95">
            <text:p>-335.95</text:p>
          </table:table-cell>
          <table:table-cell table:formula="of:=[.D67]+[.F$2]" office:value-type="float" office:value="495.4">
            <text:p>495</text:p>
          </table:table-cell>
          <table:table-cell table:formula="of:=[.E67]+[.G$2]" office:value-type="float" office:value="264.05">
            <text:p>26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6545">
            <text:p>0.654500</text:p>
          </table:table-cell>
          <table:table-cell office:value-type="float" office:value="0.5938">
            <text:p>0.593800</text:p>
          </table:table-cell>
          <table:table-cell table:formula="of:=[.B68]*[.D$2]" office:value-type="float" office:value="327.25">
            <text:p>327.25</text:p>
          </table:table-cell>
          <table:table-cell table:formula="of:=[.C68]*[.E$2]" office:value-type="float" office:value="-296.9">
            <text:p>-296.9</text:p>
          </table:table-cell>
          <table:table-cell table:formula="of:=[.D68]+[.F$2]" office:value-type="float" office:value="527.25">
            <text:p>527</text:p>
          </table:table-cell>
          <table:table-cell table:formula="of:=[.E68]+[.G$2]" office:value-type="float" office:value="303.1">
            <text:p>30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7056">
            <text:p>0.705600</text:p>
          </table:table-cell>
          <table:table-cell office:value-type="float" office:value="0.509">
            <text:p>0.509000</text:p>
          </table:table-cell>
          <table:table-cell table:formula="of:=[.B69]*[.D$2]" office:value-type="float" office:value="352.8">
            <text:p>352.8</text:p>
          </table:table-cell>
          <table:table-cell table:formula="of:=[.C69]*[.E$2]" office:value-type="float" office:value="-254.5">
            <text:p>-254.5</text:p>
          </table:table-cell>
          <table:table-cell table:formula="of:=[.D69]+[.F$2]" office:value-type="float" office:value="552.8">
            <text:p>553</text:p>
          </table:table-cell>
          <table:table-cell table:formula="of:=[.E69]+[.G$2]" office:value-type="float" office:value="345.5">
            <text:p>34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7445">
            <text:p>0.744500</text:p>
          </table:table-cell>
          <table:table-cell office:value-type="float" office:value="0.4169">
            <text:p>0.416900</text:p>
          </table:table-cell>
          <table:table-cell table:formula="of:=[.B70]*[.D$2]" office:value-type="float" office:value="372.25">
            <text:p>372.25</text:p>
          </table:table-cell>
          <table:table-cell table:formula="of:=[.C70]*[.E$2]" office:value-type="float" office:value="-208.45">
            <text:p>-208.45</text:p>
          </table:table-cell>
          <table:table-cell table:formula="of:=[.D70]+[.F$2]" office:value-type="float" office:value="572.25">
            <text:p>572</text:p>
          </table:table-cell>
          <table:table-cell table:formula="of:=[.E70]+[.G$2]" office:value-type="float" office:value="391.55">
            <text:p>39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7522">
            <text:p>0.752200</text:p>
          </table:table-cell>
          <table:table-cell office:value-type="float" office:value="0.3088">
            <text:p>0.308800</text:p>
          </table:table-cell>
          <table:table-cell table:formula="of:=[.B71]*[.D$2]" office:value-type="float" office:value="376.1">
            <text:p>376.1</text:p>
          </table:table-cell>
          <table:table-cell table:formula="of:=[.C71]*[.E$2]" office:value-type="float" office:value="-154.4">
            <text:p>-154.4</text:p>
          </table:table-cell>
          <table:table-cell table:formula="of:=[.D71]+[.F$2]" office:value-type="float" office:value="576.1">
            <text:p>576</text:p>
          </table:table-cell>
          <table:table-cell table:formula="of:=[.E71]+[.G$2]" office:value-type="float" office:value="445.6">
            <text:p>44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6524">
            <text:p>0.652400</text:p>
          </table:table-cell>
          <table:table-cell office:value-type="float" office:value="0.2603">
            <text:p>0.260300</text:p>
          </table:table-cell>
          <table:table-cell table:formula="of:=[.B72]*[.D$2]" office:value-type="float" office:value="326.2">
            <text:p>326.2</text:p>
          </table:table-cell>
          <table:table-cell table:formula="of:=[.C72]*[.E$2]" office:value-type="float" office:value="-130.15">
            <text:p>-130.15</text:p>
          </table:table-cell>
          <table:table-cell table:formula="of:=[.D72]+[.F$2]" office:value-type="float" office:value="526.2">
            <text:p>526</text:p>
          </table:table-cell>
          <table:table-cell table:formula="of:=[.E72]+[.G$2]" office:value-type="float" office:value="469.85">
            <text:p>4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5509">
            <text:p>0.550900</text:p>
          </table:table-cell>
          <table:table-cell office:value-type="float" office:value="0.2458">
            <text:p>0.245800</text:p>
          </table:table-cell>
          <table:table-cell table:formula="of:=[.B73]*[.D$2]" office:value-type="float" office:value="275.45">
            <text:p>275.45</text:p>
          </table:table-cell>
          <table:table-cell table:formula="of:=[.C73]*[.E$2]" office:value-type="float" office:value="-122.9">
            <text:p>-122.9</text:p>
          </table:table-cell>
          <table:table-cell table:formula="of:=[.D73]+[.F$2]" office:value-type="float" office:value="475.45">
            <text:p>475</text:p>
          </table:table-cell>
          <table:table-cell table:formula="of:=[.E73]+[.G$2]" office:value-type="float" office:value="477.1">
            <text:p>4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497">
            <text:p>0.449700</text:p>
          </table:table-cell>
          <table:table-cell office:value-type="float" office:value="0.2453">
            <text:p>0.245300</text:p>
          </table:table-cell>
          <table:table-cell table:formula="of:=[.B74]*[.D$2]" office:value-type="float" office:value="224.85">
            <text:p>224.85</text:p>
          </table:table-cell>
          <table:table-cell table:formula="of:=[.C74]*[.E$2]" office:value-type="float" office:value="-122.65">
            <text:p>-122.65</text:p>
          </table:table-cell>
          <table:table-cell table:formula="of:=[.D74]+[.F$2]" office:value-type="float" office:value="424.85">
            <text:p>425</text:p>
          </table:table-cell>
          <table:table-cell table:formula="of:=[.E74]+[.G$2]" office:value-type="float" office:value="477.35">
            <text:p>47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48">
            <text:p>0.348000</text:p>
          </table:table-cell>
          <table:table-cell office:value-type="float" office:value="0.2586">
            <text:p>0.258600</text:p>
          </table:table-cell>
          <table:table-cell table:formula="of:=[.B75]*[.D$2]" office:value-type="float" office:value="174">
            <text:p>174</text:p>
          </table:table-cell>
          <table:table-cell table:formula="of:=[.C75]*[.E$2]" office:value-type="float" office:value="-129.3">
            <text:p>-129.3</text:p>
          </table:table-cell>
          <table:table-cell table:formula="of:=[.D75]+[.F$2]" office:value-type="float" office:value="374">
            <text:p>374</text:p>
          </table:table-cell>
          <table:table-cell table:formula="of:=[.E75]+[.G$2]" office:value-type="float" office:value="470.7">
            <text:p>47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477">
            <text:p>0.247700</text:p>
          </table:table-cell>
          <table:table-cell office:value-type="float" office:value="0.3061">
            <text:p>0.306100</text:p>
          </table:table-cell>
          <table:table-cell table:formula="of:=[.B76]*[.D$2]" office:value-type="float" office:value="123.85">
            <text:p>123.85</text:p>
          </table:table-cell>
          <table:table-cell table:formula="of:=[.C76]*[.E$2]" office:value-type="float" office:value="-153.05">
            <text:p>-153.05</text:p>
          </table:table-cell>
          <table:table-cell table:formula="of:=[.D76]+[.F$2]" office:value-type="float" office:value="323.85">
            <text:p>324</text:p>
          </table:table-cell>
          <table:table-cell table:formula="of:=[.E76]+[.G$2]" office:value-type="float" office:value="446.95">
            <text:p>44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54">
            <text:p>0.254000</text:p>
          </table:table-cell>
          <table:table-cell office:value-type="float" office:value="0.4142">
            <text:p>0.414200</text:p>
          </table:table-cell>
          <table:table-cell table:formula="of:=[.B77]*[.D$2]" office:value-type="float" office:value="127">
            <text:p>127</text:p>
          </table:table-cell>
          <table:table-cell table:formula="of:=[.C77]*[.E$2]" office:value-type="float" office:value="-207.1">
            <text:p>-207.1</text:p>
          </table:table-cell>
          <table:table-cell table:formula="of:=[.D77]+[.F$2]" office:value-type="float" office:value="327">
            <text:p>327</text:p>
          </table:table-cell>
          <table:table-cell table:formula="of:=[.E77]+[.G$2]" office:value-type="float" office:value="392.9">
            <text:p>39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917">
            <text:p>0.291700</text:p>
          </table:table-cell>
          <table:table-cell office:value-type="float" office:value="0.5067">
            <text:p>0.506700</text:p>
          </table:table-cell>
          <table:table-cell table:formula="of:=[.B78]*[.D$2]" office:value-type="float" office:value="145.85">
            <text:p>145.85</text:p>
          </table:table-cell>
          <table:table-cell table:formula="of:=[.C78]*[.E$2]" office:value-type="float" office:value="-253.35">
            <text:p>-253.35</text:p>
          </table:table-cell>
          <table:table-cell table:formula="of:=[.D78]+[.F$2]" office:value-type="float" office:value="345.85">
            <text:p>346</text:p>
          </table:table-cell>
          <table:table-cell table:formula="of:=[.E78]+[.G$2]" office:value-type="float" office:value="346.65">
            <text:p>34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3418">
            <text:p>0.341800</text:p>
          </table:table-cell>
          <table:table-cell office:value-type="float" office:value="0.5921">
            <text:p>0.592100</text:p>
          </table:table-cell>
          <table:table-cell table:formula="of:=[.B79]*[.D$2]" office:value-type="float" office:value="170.9">
            <text:p>170.9</text:p>
          </table:table-cell>
          <table:table-cell table:formula="of:=[.C79]*[.E$2]" office:value-type="float" office:value="-296.05">
            <text:p>-296.05</text:p>
          </table:table-cell>
          <table:table-cell table:formula="of:=[.D79]+[.F$2]" office:value-type="float" office:value="370.9">
            <text:p>371</text:p>
          </table:table-cell>
          <table:table-cell table:formula="of:=[.E79]+[.G$2]" office:value-type="float" office:value="303.95">
            <text:p>30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4045">
            <text:p>0.404500</text:p>
          </table:table-cell>
          <table:table-cell office:value-type="float" office:value="0.6709">
            <text:p>0.670900</text:p>
          </table:table-cell>
          <table:table-cell table:formula="of:=[.B80]*[.D$2]" office:value-type="float" office:value="202.25">
            <text:p>202.25</text:p>
          </table:table-cell>
          <table:table-cell table:formula="of:=[.C80]*[.E$2]" office:value-type="float" office:value="-335.45">
            <text:p>-335.45</text:p>
          </table:table-cell>
          <table:table-cell table:formula="of:=[.D80]+[.F$2]" office:value-type="float" office:value="402.25">
            <text:p>402</text:p>
          </table:table-cell>
          <table:table-cell table:formula="of:=[.E80]+[.G$2]" office:value-type="float" office:value="264.55">
            <text:p>26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4978">
            <text:p>0.497800</text:p>
          </table:table-cell>
          <table:table-cell office:value-type="float" office:value="0.6503">
            <text:p>0.650300</text:p>
          </table:table-cell>
          <table:table-cell table:formula="of:=[.B81]*[.D$2]" office:value-type="float" office:value="248.9">
            <text:p>248.9</text:p>
          </table:table-cell>
          <table:table-cell table:formula="of:=[.C81]*[.E$2]" office:value-type="float" office:value="-325.15">
            <text:p>-325.15</text:p>
          </table:table-cell>
          <table:table-cell table:formula="of:=[.D81]+[.F$2]" office:value-type="float" office:value="448.9">
            <text:p>449</text:p>
          </table:table-cell>
          <table:table-cell table:formula="of:=[.E81]+[.G$2]" office:value-type="float" office:value="274.85">
            <text:p>27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5525">
            <text:p>0.552500</text:p>
          </table:table-cell>
          <table:table-cell office:value-type="float" office:value="0.582">
            <text:p>0.582000</text:p>
          </table:table-cell>
          <table:table-cell table:formula="of:=[.B82]*[.D$2]" office:value-type="float" office:value="276.25">
            <text:p>276.25</text:p>
          </table:table-cell>
          <table:table-cell table:formula="of:=[.C82]*[.E$2]" office:value-type="float" office:value="-291">
            <text:p>-291</text:p>
          </table:table-cell>
          <table:table-cell table:formula="of:=[.D82]+[.F$2]" office:value-type="float" office:value="476.25">
            <text:p>476</text:p>
          </table:table-cell>
          <table:table-cell table:formula="of:=[.E82]+[.G$2]" office:value-type="float" office:value="309">
            <text:p>30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6026">
            <text:p>0.602600</text:p>
          </table:table-cell>
          <table:table-cell office:value-type="float" office:value="0.5076">
            <text:p>0.507600</text:p>
          </table:table-cell>
          <table:table-cell table:formula="of:=[.B83]*[.D$2]" office:value-type="float" office:value="301.3">
            <text:p>301.3</text:p>
          </table:table-cell>
          <table:table-cell table:formula="of:=[.C83]*[.E$2]" office:value-type="float" office:value="-253.8">
            <text:p>-253.8</text:p>
          </table:table-cell>
          <table:table-cell table:formula="of:=[.D83]+[.F$2]" office:value-type="float" office:value="501.3">
            <text:p>501</text:p>
          </table:table-cell>
          <table:table-cell table:formula="of:=[.E83]+[.G$2]" office:value-type="float" office:value="346.2">
            <text:p>3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6448">
            <text:p>0.644800</text:p>
          </table:table-cell>
          <table:table-cell office:value-type="float" office:value="0.4289">
            <text:p>0.428900</text:p>
          </table:table-cell>
          <table:table-cell table:formula="of:=[.B84]*[.D$2]" office:value-type="float" office:value="322.4">
            <text:p>322.4</text:p>
          </table:table-cell>
          <table:table-cell table:formula="of:=[.C84]*[.E$2]" office:value-type="float" office:value="-214.45">
            <text:p>-214.45</text:p>
          </table:table-cell>
          <table:table-cell table:formula="of:=[.D84]+[.F$2]" office:value-type="float" office:value="522.4">
            <text:p>522</text:p>
          </table:table-cell>
          <table:table-cell table:formula="of:=[.E84]+[.G$2]" office:value-type="float" office:value="385.55">
            <text:p>38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6795">
            <text:p>0.679500</text:p>
          </table:table-cell>
          <table:table-cell office:value-type="float" office:value="0.3491">
            <text:p>0.349100</text:p>
          </table:table-cell>
          <table:table-cell table:formula="of:=[.B85]*[.D$2]" office:value-type="float" office:value="339.75">
            <text:p>339.75</text:p>
          </table:table-cell>
          <table:table-cell table:formula="of:=[.C85]*[.E$2]" office:value-type="float" office:value="-174.55">
            <text:p>-174.55</text:p>
          </table:table-cell>
          <table:table-cell table:formula="of:=[.D85]+[.F$2]" office:value-type="float" office:value="539.75">
            <text:p>540</text:p>
          </table:table-cell>
          <table:table-cell table:formula="of:=[.E85]+[.G$2]" office:value-type="float" office:value="425.45">
            <text:p>42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5911">
            <text:p>0.591100</text:p>
          </table:table-cell>
          <table:table-cell office:value-type="float" office:value="0.3374">
            <text:p>0.337400</text:p>
          </table:table-cell>
          <table:table-cell table:formula="of:=[.B86]*[.D$2]" office:value-type="float" office:value="295.55">
            <text:p>295.55</text:p>
          </table:table-cell>
          <table:table-cell table:formula="of:=[.C86]*[.E$2]" office:value-type="float" office:value="-168.7">
            <text:p>-168.7</text:p>
          </table:table-cell>
          <table:table-cell table:formula="of:=[.D86]+[.F$2]" office:value-type="float" office:value="495.55">
            <text:p>496</text:p>
          </table:table-cell>
          <table:table-cell table:formula="of:=[.E86]+[.G$2]" office:value-type="float" office:value="431.3">
            <text:p>43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4998">
            <text:p>0.499800</text:p>
          </table:table-cell>
          <table:table-cell office:value-type="float" office:value="0.3324">
            <text:p>0.332400</text:p>
          </table:table-cell>
          <table:table-cell table:formula="of:=[.B87]*[.D$2]" office:value-type="float" office:value="249.9">
            <text:p>249.9</text:p>
          </table:table-cell>
          <table:table-cell table:formula="of:=[.C87]*[.E$2]" office:value-type="float" office:value="-166.2">
            <text:p>-166.2</text:p>
          </table:table-cell>
          <table:table-cell table:formula="of:=[.D87]+[.F$2]" office:value-type="float" office:value="449.9">
            <text:p>450</text:p>
          </table:table-cell>
          <table:table-cell table:formula="of:=[.E87]+[.G$2]" office:value-type="float" office:value="433.8">
            <text:p>43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084">
            <text:p>0.408400</text:p>
          </table:table-cell>
          <table:table-cell office:value-type="float" office:value="0.3364">
            <text:p>0.336400</text:p>
          </table:table-cell>
          <table:table-cell table:formula="of:=[.B88]*[.D$2]" office:value-type="float" office:value="204.2">
            <text:p>204.2</text:p>
          </table:table-cell>
          <table:table-cell table:formula="of:=[.C88]*[.E$2]" office:value-type="float" office:value="-168.2">
            <text:p>-168.2</text:p>
          </table:table-cell>
          <table:table-cell table:formula="of:=[.D88]+[.F$2]" office:value-type="float" office:value="404.2">
            <text:p>404</text:p>
          </table:table-cell>
          <table:table-cell table:formula="of:=[.E88]+[.G$2]" office:value-type="float" office:value="431.8">
            <text:p>43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3199">
            <text:p>0.319900</text:p>
          </table:table-cell>
          <table:table-cell office:value-type="float" office:value="0.3471">
            <text:p>0.347100</text:p>
          </table:table-cell>
          <table:table-cell table:formula="of:=[.B89]*[.D$2]" office:value-type="float" office:value="159.95">
            <text:p>159.95</text:p>
          </table:table-cell>
          <table:table-cell table:formula="of:=[.C89]*[.E$2]" office:value-type="float" office:value="-173.55">
            <text:p>-173.55</text:p>
          </table:table-cell>
          <table:table-cell table:formula="of:=[.D89]+[.F$2]" office:value-type="float" office:value="359.95">
            <text:p>360</text:p>
          </table:table-cell>
          <table:table-cell table:formula="of:=[.E89]+[.G$2]" office:value-type="float" office:value="426.45">
            <text:p>42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3535">
            <text:p>0.353500</text:p>
          </table:table-cell>
          <table:table-cell office:value-type="float" office:value="0.4273">
            <text:p>0.427300</text:p>
          </table:table-cell>
          <table:table-cell table:formula="of:=[.B90]*[.D$2]" office:value-type="float" office:value="176.75">
            <text:p>176.75</text:p>
          </table:table-cell>
          <table:table-cell table:formula="of:=[.C90]*[.E$2]" office:value-type="float" office:value="-213.65">
            <text:p>-213.65</text:p>
          </table:table-cell>
          <table:table-cell table:formula="of:=[.D90]+[.F$2]" office:value-type="float" office:value="376.75">
            <text:p>377</text:p>
          </table:table-cell>
          <table:table-cell table:formula="of:=[.E90]+[.G$2]" office:value-type="float" office:value="386.35">
            <text:p>38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3947">
            <text:p>0.394700</text:p>
          </table:table-cell>
          <table:table-cell office:value-type="float" office:value="0.5065">
            <text:p>0.506500</text:p>
          </table:table-cell>
          <table:table-cell table:formula="of:=[.B91]*[.D$2]" office:value-type="float" office:value="197.35">
            <text:p>197.35</text:p>
          </table:table-cell>
          <table:table-cell table:formula="of:=[.C91]*[.E$2]" office:value-type="float" office:value="-253.25">
            <text:p>-253.25</text:p>
          </table:table-cell>
          <table:table-cell table:formula="of:=[.D91]+[.F$2]" office:value-type="float" office:value="397.35">
            <text:p>397</text:p>
          </table:table-cell>
          <table:table-cell table:formula="of:=[.E91]+[.G$2]" office:value-type="float" office:value="346.75">
            <text:p>34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4439">
            <text:p>0.443900</text:p>
          </table:table-cell>
          <table:table-cell office:value-type="float" office:value="0.5814">
            <text:p>0.581400</text:p>
          </table:table-cell>
          <table:table-cell table:formula="of:=[.B92]*[.D$2]" office:value-type="float" office:value="221.95">
            <text:p>221.95</text:p>
          </table:table-cell>
          <table:table-cell table:formula="of:=[.C92]*[.E$2]" office:value-type="float" office:value="-290.7">
            <text:p>-290.7</text:p>
          </table:table-cell>
          <table:table-cell table:formula="of:=[.D92]+[.F$2]" office:value-type="float" office:value="421.95">
            <text:p>422</text:p>
          </table:table-cell>
          <table:table-cell table:formula="of:=[.E92]+[.G$2]" office:value-type="float" office:value="309.3">
            <text:p>30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4987">
            <text:p>0.498700</text:p>
          </table:table-cell>
          <table:table-cell office:value-type="float" office:value="0.5035">
            <text:p>0.503500</text:p>
          </table:table-cell>
          <table:table-cell table:formula="of:=[.B93]*[.D$2]" office:value-type="float" office:value="249.35">
            <text:p>249.35</text:p>
          </table:table-cell>
          <table:table-cell table:formula="of:=[.C93]*[.E$2]" office:value-type="float" office:value="-251.75">
            <text:p>-251.75</text:p>
          </table:table-cell>
          <table:table-cell table:formula="of:=[.D93]+[.F$2]" office:value-type="float" office:value="449.35">
            <text:p>449</text:p>
          </table:table-cell>
          <table:table-cell table:formula="of:=[.E93]+[.G$2]" office:value-type="float" office:value="348.25">
            <text:p>34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5479">
            <text:p>0.547900</text:p>
          </table:table-cell>
          <table:table-cell office:value-type="float" office:value="0.4218">
            <text:p>0.421800</text:p>
          </table:table-cell>
          <table:table-cell table:formula="of:=[.B94]*[.D$2]" office:value-type="float" office:value="273.95">
            <text:p>273.95</text:p>
          </table:table-cell>
          <table:table-cell table:formula="of:=[.C94]*[.E$2]" office:value-type="float" office:value="-210.9">
            <text:p>-210.9</text:p>
          </table:table-cell>
          <table:table-cell table:formula="of:=[.D94]+[.F$2]" office:value-type="float" office:value="473.95">
            <text:p>474</text:p>
          </table:table-cell>
          <table:table-cell table:formula="of:=[.E94]+[.G$2]" office:value-type="float" office:value="389.1">
            <text:p>38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4505">
            <text:p>0.450500</text:p>
          </table:table-cell>
          <table:table-cell office:value-type="float" office:value="0.4213">
            <text:p>0.421300</text:p>
          </table:table-cell>
          <table:table-cell table:formula="of:=[.B95]*[.D$2]" office:value-type="float" office:value="225.25">
            <text:p>225.25</text:p>
          </table:table-cell>
          <table:table-cell table:formula="of:=[.C95]*[.E$2]" office:value-type="float" office:value="-210.65">
            <text:p>-210.65</text:p>
          </table:table-cell>
          <table:table-cell table:formula="of:=[.D95]+[.F$2]" office:value-type="float" office:value="425.25">
            <text:p>425</text:p>
          </table:table-cell>
          <table:table-cell table:formula="of:=[.E95]+[.G$2]" office:value-type="float" office:value="389.35">
            <text:p>38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03/17/2010</text:date>, <text:time>19:3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Harris</meta:initial-creator>
    <meta:creation-date>2010-03-15T22:48:01.39</meta:creation-date>
    <dc:date>2010-03-17T19:31:35.94</dc:date>
    <dc:creator>Matt Harris</dc:creator>
    <meta:editing-duration>PT03H02M11S</meta:editing-duration>
    <meta:editing-cycles>1</meta:editing-cycles>
    <meta:document-statistic meta:table-count="3" meta:cell-count="658" meta:object-count="0"/>
    <meta:generator>OpenOffice.org/3.2$Win32 OpenOffice.org_project/320m12$Build-9483</meta:generator>
  </office:meta>
</office:document-meta>
</file>